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000625cm" style:use-optimal-column-width="true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eview</text:p>
          </table:table-cell>
          <table:table-cell office:value-type="string" table:style-name="ce1">
            <text:p>rating</text:p>
          </table:table-cell>
          <table:table-cell office:value-type="string" table:style-name="ce1">
            <text:p>na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llian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iy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at rea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nderful book for the young mind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ija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xcellent Quality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Jessic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mpressed with the notes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is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es helped me in for my exam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Gop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ghly recommended for anyon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would like to see more of this autho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joyed the reading experienc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inod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meta:initial-creator>Microsoft Office User</meta:initial-creator>
    <dc:creator>Microsoft Office User</dc:creator>
    <meta:creation-date>2022-11-03T13:59:13Z</meta:creation-date>
    <dc:date>2022-11-03T14:03:48Z</dc:date>
  </office:meta>
</office:document-meta>
</file>